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style:vertical-align="middle" fo:padding="0.079cm" fo:border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1.727cm" style:rel-column-width="6656*"/>
    </style:style>
    <style:style style:name="表格2.B" style:family="table-column">
      <style:table-column-properties style:column-width="15.274cm" style:rel-column-width="58879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2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P1" style:family="paragraph" style:parent-style-name="Standard">
      <style:text-properties fo:font-size="18pt" fo:font-weight="bold" officeooo:rsid="00031cc7" officeooo:paragraph-rsid="00031cc7" style:font-size-asian="18pt" style:language-asian="zh" style:country-asian="CN" style:font-weight-asian="bold" style:font-size-complex="18pt" style:font-weight-complex="bold"/>
    </style:style>
    <style:style style:name="P2" style:family="paragraph" style:parent-style-name="Standard">
      <style:text-properties fo:font-size="15pt" officeooo:rsid="00031cc7" officeooo:paragraph-rsid="00031cc7" style:font-size-asian="15pt" style:language-asian="zh" style:country-asian="CN" style:font-size-complex="15pt"/>
    </style:style>
    <style:style style:name="P3" style:family="paragraph" style:parent-style-name="Standard">
      <style:text-properties fo:font-size="17.1000003814697pt" officeooo:rsid="00031cc7" officeooo:paragraph-rsid="00031cc7" style:font-size-asian="15pt" style:language-asian="zh" style:country-asian="CN" style:font-size-complex="17.1000003814697pt"/>
    </style:style>
    <style:style style:name="P4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P的Socket通信</text:p>
      <text:p text:style-name="P2">开发步奏：</text:p>
      <text:p text:style-name="P2">TCP服务器:</text:p>
      <text:p text:style-name="P2">1,创建服务器Socket对象，指定端口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<text:span text:style-name="Source_20_Text"><text:span text:style-name="T1"><office:annotation><dc:date>2018-01-07T20:39:09.763000000</dc:date><text:p>HTML: &lt;NOSCRIPT&gt;</text:p></office:annotation></text:span></text:span><text:span text:style-name="Source_20_Text"><text:span text:style-name="T1"><office:annotation><dc:date>2018-01-07T20:39:09.763000000</dc:date><text:p>HTML: &lt;/NOSCRIPT&gt;</text:p></office:annotation></text:span></text:span><text:span text:style-name="Source_20_Text"><text:span text:style-name="T1">ServerSocket</text:span></text:span><text:span text:style-name="Source_20_Text">(int port)</text:span> <text:line-break/>          创建绑定到特定端口的服务器套接字。</text:p>
          </table:table-cell>
        </table:table-row>
      </table:table>
      <text:p text:style-name="P2"/>
      <text:p text:style-name="P2">2,监听并获取客户端的对象Socket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4"><text:span text:style-name="Source_20_Text"><office:annotation><dc:date>2018-01-07T20:42:00.140000000</dc:date><text:p>HTML: &lt;NOSCRIPT&gt;</text:p></office:annotation></text:span><text:span text:style-name="Source_20_Text"><office:annotation><dc:date>2018-01-07T20:42:00.140000000</dc:date><text:p>HTML: &lt;/NOSCRIPT&gt;</text:p></office:annotation></text:span><text:span text:style-name="Source_20_Text"> </text:span><text:span text:style-name="Source_20_Text"><text:span text:style-name="T3">Socket</text:span></text:span></text:p>
          </table:table-cell>
          <table:table-cell table:style-name="表格2.B1" office:value-type="string">
            <text:p text:style-name="Table_20_Contents"><text:span text:style-name="Source_20_Text"><text:span text:style-name="T1">accept</text:span></text:span><text:span text:style-name="Source_20_Text">()</text:span> <text:line-break/>          侦听并接受到此套接字的连接。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10S</meta:editing-duration>
    <meta:editing-cycles>3</meta:editing-cycles>
    <meta:generator>LibreOffice/5.3.0.3$Windows_X86_64 LibreOffice_project/7074905676c47b82bbcfbea1aeefc84afe1c50e1</meta:generator>
    <dc:date>2018-01-07T23:28:08.941000000</dc:date>
    <meta:document-statistic meta:table-count="2" meta:image-count="0" meta:object-count="0" meta:page-count="1" meta:paragraph-count="8" meta:word-count="77" meta:character-count="155" meta:non-whitespace-character-count="129"/>
    <meta:user-defined meta:name="Info 1"/>
    <meta:user-defined meta:name="Info 2"/>
    <meta:user-defined meta:name="Info 3"/>
    <meta:user-defined meta:name="Info 4"/>
  </office:meta>
</office:document-meta>
</file>